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4.03cm"/>
    </style:style>
    <style:style style:name="co6" style:family="table-column">
      <style:table-column-properties fo:break-before="auto" style:column-width="4.54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Teacher Name:</text:p>
          </table:table-cell>
          <table:table-cell table:style-name="ce2" office:value-type="string" calcext:value-type="string">
            <text:p>Dr. Anupama Buddhewar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S. No.</text:p>
          </table:table-cell>
          <table:table-cell table:style-name="ce2" office:value-type="string" calcext:value-type="string">
            <text:p>Program name </text:p>
          </table:table-cell>
          <table:table-cell table:style-name="ce2" office:value-type="string" calcext:value-type="string">
            <text:p>Execute Program Without Intel's Compiler </text:p>
          </table:table-cell>
          <table:table-cell table:style-name="ce2" office:value-type="string" calcext:value-type="string">
            <text:p>Time required for exection without Intel Complier </text:p>
          </table:table-cell>
          <table:table-cell table:style-name="ce2" office:value-type="string" calcext:value-type="string">
            <text:p>Invoke Intel C Compiler and Executed Program &amp; Calculate time required for execution </text:p>
          </table:table-cell>
          <table:table-cell table:style-name="ce2" office:value-type="string" calcext:value-type="string">
            <text:p>Time required for program exection on Intel's compiler 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ello world 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2 se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0 msec 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verage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float" office:value="0.000871" calcext:value-type="float">
            <text:p>0.000871</text:p>
          </table:table-cell>
          <table:table-cell table:style-name="ce2" office:value-type="float" office:value="0.000295" calcext:value-type="float">
            <text:p>0.000295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atrix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float" office:value="0.001299" calcext:value-type="float">
            <text:p>0.001299</text:p>
          </table:table-cell>
          <table:table-cell table:style-name="ce2" office:value-type="float" office:value="0.000515" calcext:value-type="float">
            <text:p>0.000515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welcom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2 second 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0.000144 seconds</text:p>
          </table:table-cell>
          <table:table-cell table:style-name="ce1" table:number-columns-repeated="20"/>
          <table:table-cell table:number-columns-repeated="998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toreNumbersandCalculateAverageUsingArray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5.547 se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0.00825 sec</text:p>
          </table:table-cell>
          <table:table-cell table:style-name="ce1" table:number-columns-repeated="20"/>
          <table:table-cell table:number-columns-repeated="998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rogramtoAddTwoMatric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13.08 se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0.001261 sec</text:p>
          </table:table-cell>
          <table:table-cell table:style-name="ce1" table:number-columns-repeated="20"/>
          <table:table-cell table:number-columns-repeated="998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wapNumbersUsingTemporaryVariabl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4.519 se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0.000409 sec</text:p>
          </table:table-cell>
          <table:table-cell table:style-name="ce1" table:number-columns-repeated="20"/>
          <table:table-cell table:number-columns-repeated="998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heckVowelorconsonant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.323 se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0.000269 sec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FactorialofaNumb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6.086 se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0.000276 sec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heckPalindrom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.724 Se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0.000258 sec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rintASCIIValu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2.634 se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0.000262 sec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FindtheSizeofVariabl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0.01829 se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0.000174 sec</text:p>
          </table:table-cell>
          <table:table-cell table:style-name="ce1" table:number-columns-repeated="20"/>
          <table:table-cell table:number-columns-repeated="998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opyStringWithoutUsing strcpy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.218 se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0.000267 sec</text:p>
          </table:table-cell>
          <table:table-cell table:style-name="ce1" table:number-columns-repeated="20"/>
          <table:table-cell table:number-columns-repeated="998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StoreNumbersandCalculateAverageUsingArray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5.141 se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0.000388 sec</text:p>
          </table:table-cell>
          <table:table-cell table:style-name="ce1" table:number-columns-repeated="20"/>
          <table:table-cell table:number-columns-repeated="998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imeNumbersBetweenTwoInteger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9.058 se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0.000267 sec</text:p>
          </table:table-cell>
          <table:table-cell table:style-name="ce1" table:number-columns-repeated="20"/>
          <table:table-cell table:number-columns-repeated="998"/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ProgramtoConvertBinaryNumbertoDecima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4.853 se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0.000191 sec</text:p>
          </table:table-cell>
          <table:table-cell table:style-name="ce1" table:number-columns-repeated="20"/>
          <table:table-cell table:number-columns-repeated="998"/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AccessArrayElementsUsingPointers</text:p>
          </table:table-cell>
          <table:table-cell table:style-name="ce2" office:value-type="string" calcext:value-type="string">
            <text:p>YES</text:p>
          </table:table-cell>
          <table:table-cell table:style-name="ce1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0.00056 sec</text:p>
          </table:table-cell>
          <table:table-cell table:style-name="ce1" table:number-columns-repeated="20"/>
          <table:table-cell table:number-columns-repeated="998"/>
        </table:table-row>
        <table:table-row table:style-name="ro1" table:number-rows-repeated="980">
          <table:table-cell table:style-name="ce1" table:number-columns-repeated="26"/>
          <table:table-cell table:number-columns-repeated="99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2T11:34:53.010862416</meta:creation-date>
    <dc:date>2022-11-12T11:35:51.672575355</dc:date>
    <meta:editing-duration>PT59S</meta:editing-duration>
    <meta:editing-cycles>1</meta:editing-cycles>
    <meta:document-statistic meta:table-count="1" meta:cell-count="109" meta:object-count="0"/>
    <meta:generator>LibreOffice/6.4.7.2$Linux_X86_64 LibreOffice_project/40$Build-2</meta:generator>
  </office:meta>
</office:document-meta>
</file>